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D2655F0BC2D2F81D.png" manifest:media-type="image/png"/>
  <manifest:file-entry manifest:full-path="Pictures/100000000000020000000200F7A7B31A25AC4E04.jpg" manifest:media-type="image/jpeg"/>
  <manifest:file-entry manifest:full-path="Pictures/1000000000000200000001E5D476B6150A8C3071.jpg" manifest:media-type="image/jpeg"/>
  <manifest:file-entry manifest:full-path="Pictures/100000000000020000000200A73B5BE2265E150C.jpg" manifest:media-type="image/jpeg"/>
  <manifest:file-entry manifest:full-path="Pictures/100000010000040000000400EFE68BD37C67EF1F.png" manifest:media-type="image/png"/>
  <manifest:file-entry manifest:full-path="Pictures/1000000100000400000004004A3F0ED0C0F5A9CA.png" manifest:media-type="image/png"/>
  <manifest:file-entry manifest:full-path="Pictures/1000000100000400000004001AD72FE73D0F08B5.png" manifest:media-type="image/png"/>
  <manifest:file-entry manifest:full-path="Pictures/100000010000040000000400DBFF5C4C7FFB0E92.png" manifest:media-type="image/png"/>
  <manifest:file-entry manifest:full-path="Pictures/100000010000013D00000253A6C00674D65350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bitmap" draw:fill-image-name="Lawn" draw:textarea-horizontal-align="justify" draw:textarea-vertical-align="middle" draw:auto-grow-height="false" fo:min-height="15.75cm" fo:min-width="16.677cm" fo:padding-top="0cm" fo:padding-bottom="0cm" fo:padding-left="0cm" fo:padding-right="0cm"/>
    </style:style>
    <style:style style:name="gr2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1e6a39" loext:glow-transparency="50%" loext:softedge-radius="0.071cm"/>
    </style:style>
    <style:style style:name="gr3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ffff38" loext:glow-transparency="50%" loext:softedge-radius="0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7cm)" draw:image-opacity="100%" style:mirror="none"/>
    </style:style>
    <style:style style:name="gr6" style:family="graphic" style:parent-style-name="standard">
      <style:graphic-properties draw:stroke="solid" svg:stroke-width="0.106cm" svg:stroke-color="#e8a202" draw:marker-start="" draw:marker-start-width="0.419cm" draw:marker-start-center="false" draw:marker-end="" draw:marker-end-width="0.419cm" draw:marker-end-center="false" draw:stroke-linejoin="miter" draw:fill="solid" draw:fill-color="#4b2204" draw:secondary-fill-color="#d4ea6b" draw:opacity="90%" draw:textarea-horizontal-align="center" draw:textarea-vertical-align="middle" draw:auto-grow-height="false" draw:fit-to-size="false" style:shrink-to-fit="false" fo:min-height="1.726cm" fo:min-width="1.308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8.424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06cm" svg:stroke-color="#784b04" draw:marker-start-width="0.359cm" draw:marker-end-width="0.359cm" draw:fill="solid" draw:fill-color="#ffd428" draw:textarea-horizontal-align="justify" draw:textarea-vertical-align="middle" draw:auto-grow-height="false" fo:min-height="0.739cm" fo:min-width="0.392cm" fo:padding-top="0.053cm" fo:padding-bottom="0.053cm" fo:padding-left="0.053cm" fo:padding-right="0.05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-50%" draw:contrast="35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4cm, 0.826cm, 6.14cm, 0.779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Lawn"/>
      <style:paragraph-properties fo:text-align="center"/>
    </style:style>
    <style:style style:name="P2" style:family="paragraph">
      <loext:graphic-properties draw:fill-image-name="Colorful_20_Pebbles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4b2204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d428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42cm" svg:y="13.0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Snow 2" draw:style-name="gr6" draw:text-style-name="P5" draw:layer="layout" svg:width="1.885cm" svg:height="2.063cm" svg:x="15.322cm" svg:y="10.64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3" draw:layer="layout" svg:width="11.495cm" svg:height="16.867cm" svg:x="-0.1cm" svg:y="-0.917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42cm" svg:y="13.0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svg:x="15.798cm" svg:y="10.521cm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draw:transform="rotate (-1.5707963267949) translate (17.62cm 11.098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Snow 3" draw:style-name="gr6" draw:text-style-name="P5" draw:layer="layout" svg:width="1.885cm" svg:height="2.063cm" svg:x="15.3cm" svg:y="8.1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svg:x="15.761cm" svg:y="7.814cm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2" draw:text-style-name="P3" draw:layer="layout" svg:width="2.54cm" svg:height="2.54cm" svg:x="14.789cm" svg:y="7.987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5" draw:style-name="gr6" draw:text-style-name="P5" draw:layer="layout" svg:width="1.885cm" svg:height="2.063cm" svg:x="15.332cm" svg:y="5.536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16.577cm 7.1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2.54cm" svg:height="2.54cm" svg:x="14.419cm" svg:y="5.306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6" draw:style-name="gr6" draw:text-style-name="P5" draw:layer="layout" svg:width="1.885cm" svg:height="2.063cm" svg:x="17.944cm" svg:y="5.513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19.177cm 7.0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2.54cm" svg:height="2.54cm" draw:transform="rotate (-1.5707963267949) translate (20.077cm 5.035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4" draw:style-name="gr6" draw:text-style-name="P5" draw:layer="layout" svg:width="1.885cm" svg:height="2.063cm" svg:x="20.601cm" svg:y="5.518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21.877cm 7.0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draw:transform="rotate (-1.5707963267949) translate (22.7cm 5.716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1" draw:style-name="gr6" draw:text-style-name="P5" draw:layer="layout" svg:width="1.885cm" svg:height="2.063cm" svg:x="22.993cm" svg:y="5.636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svg:x="23.399cm" svg:y="6.798cm">
          <text:p/>
          <draw:enhanced-geometry svg:viewBox="0 0 21600 21600" draw:mirror-vertical="tru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2.54cm" svg:height="2.54cm" draw:transform="rotate (-1.5707963267949) translate (25.476cm 4.787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8" draw:style-name="gr6" draw:text-style-name="P5" draw:layer="layout" svg:width="1.885cm" svg:height="2.063cm" svg:x="23.164cm" svg:y="8.029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svg:x="23.538cm" svg:y="9.489cm">
          <text:p/>
          <draw:enhanced-geometry svg:viewBox="0 0 21600 21600" draw:mirror-vertical="tru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svg:x="23.581cm" svg:y="7.752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9" draw:style-name="gr6" draw:text-style-name="P5" draw:layer="layout" svg:width="1.885cm" svg:height="2.063cm" svg:x="23.151cm" svg:y="10.781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22.9cm 12.515cm)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0" draw:text-style-name="P3" draw:layer="layout" svg:width="2.54cm" svg:height="2.54cm" svg:x="23.467cm" svg:y="10.159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5.587cm" svg:y="10.29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3" draw:text-style-name="P3" draw:layer="layout" svg:width="2.434cm" svg:height="2.62cm" svg:x="20.227cm" svg:y="10.386cm">
          <draw:image xlink:href="Pictures/100000010000013D00000253A6C00674D6535071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7cm" svg:y="-0.914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F7A7B31A25AC4E04.jpg" xlink:type="simple" xlink:show="embed" xlink:actuate="onLoad"/>
    <draw:fill-image draw:name="Lawn" xlink:href="Pictures/1000000000000200000001E5D476B6150A8C3071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bitmap" draw:fill-color="#729fcf" draw:fill-image-name="Colorful_20_Pebbles" draw:fill-image-width="5.08cm" draw:fill-image-height="5.08cm" style:repeat="repeat" draw:fill-image-ref-point-x="0%" draw:fill-image-ref-point-y="0%" draw:fill-image-ref-point="center" draw:tile-repeat-offset="0% vertical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08T20:09:49.830000000</dc:date>
    <meta:editing-duration>PT19H27M33S</meta:editing-duration>
    <meta:editing-cycles>268</meta:editing-cycles>
    <meta:generator>LibreOffice/7.4.3.2$Windows_x86 LibreOffice_project/1048a8393ae2eeec98dff31b5c133c5f1d08b890</meta:generator>
    <meta:document-statistic meta:object-count="556"/>
  </office:meta>
</office:document-meta>
</file>